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102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7">Нелинейное уравнение </text:span><text:span text:style-name="T1">y = F(y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1.319cm" draw:z-index="0"><draw:image xlink:href="../../odt/images/102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вычисления значений в алгебраических петлях и реализует итерационное решение системы нелинейных алгебраических уравнений (НАУ) методом, заданным в настройках задачи. Ядро программы производит автоматический подбор выходных значений блока для максимально приближённого выполнения условия: <text:span text:style-name="T10">значения вектора выхода блока равны вектору входа:</text:span></text:p>
            <text:p text:style-name="P7"><text:span text:style-name="T10"><draw:frame draw:style-name="fr3" draw:name="Объект1" text:anchor-type="as-char" svg:width="7.666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.</text:span></text:p>
            <text:p text:style-name="Text_20_body"><text:span text:style-name="T8">Свойство</text:span><text:span text:style-name="T7">:</text:span></text:p>
            <text:list xml:id="list7129637297579448475" text:style-name="L1">
              <text:list-item>
                <text:p text:style-name="P9">Начальное приближение – число или вектор, задающее начальное приближение для выходного сигнала блока.</text:p>
              </text:list-item>
            </text:list>
            <text:p text:style-name="Text_20_body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8">Числовое</text:span><text:span text:style-name="T7"> задание </text:span><text:span text:style-name="T12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Text_20_body">[<text:span text:style-name="T1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Именованное</text:span><text:span text:style-name="T11"> задание </text:span><text:span text:style-name="T13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Text_20_body">[<text:span text:style-name="T1">y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Векторное</text:span><text:span text:style-name="T11"> задание </text:span><text:span text:style-name="T13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P8">[<text:span text:style-name="T7">0</text:span>, <text:span text:style-name="T7">1</text:span>]</text:p>
                </table:table-cell>
              </table:table-row>
            </table:table>
            <text:p text:style-name="Text_20_body"><text:span text:style-name="T14">Примечани</text:span><text:span text:style-name="T8">я</text:span>:</text:p>
            <text:list xml:id="list8854978387081682086" text:style-name="L2">
              <text:list-item>
                <text:p text:style-name="P10"><text:span text:style-name="T7">По умолчанию блок обрабатывает </text:span><text:span text:style-name="T9">скалярный</text:span><text:span text:style-name="T7"> </text:span>входной сигнал.</text:p>
              </text:list-item>
              <text:list-item>
                <text:p text:style-name="P11"><text:span text:style-name="T1">Именованные свойства задаются как </text:span><text:span text:style-name="T2">локальные</text:span><text:span text:style-name="T4"> переменные модели (или субмодели) во вкладке </text:span><text:span text:style-name="T2">Параметры</text:span><text:span text:style-name="T4"> или как глобальные сигналы проекта при помощи пункта главного меню </text:span><text:span text:style-name="T2">Графика</text:span><text:span text:style-name="T4"> </text:span><text:span text:style-name="T5">→</text:span><text:span text:style-name="T6"> </text:span><text:span text:style-name="T3">Сигналы</text:span><text:span text:style-name="T4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ое уравнение y = F(y)</dc:title>
    <dc:date>2012-03-30T21:13:15.27</dc:date>
    <meta:generator>OpenOffice_Beta/4.1.0$Win32 OpenOffice.org_project/410m14$Build-9760</meta:generator>
    <meta:editing-duration>PT3H9M52S</meta:editing-duration>
    <meta:editing-cycles>71</meta:editing-cycles>
    <meta:document-statistic meta:table-count="2" meta:image-count="2" meta:object-count="1" meta:page-count="2" meta:paragraph-count="29" meta:word-count="136" meta:character-count="104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i>u</mi>
          </mrow>
          <mo stretchy="false">⃗</mo>
        </mover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≃</mo>
        <msub>
          <mi>u</mi>
          <mi>i</mi>
        </msub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</mn>
      </mrow>
      <mi>n</mi>
    </mrow>
    <annotation encoding="StarMath 5.0">vec{y}(t) simeq vec{u}(t) ~dlrarrow~ y_i(t) simeq u_i(t) , ~ i=1... n</annotation>
  </semantics>
</math>
</file>